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Heading_20_2">
      <style:paragraph-properties fo:text-align="center" style:justify-single-word="false"/>
      <style:text-properties style:font-name="Times New Roman" fo:font-size="15pt" fo:language="en" fo:country="US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Heading_20_3"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18" style:family="paragraph" style:parent-style-name="Text_20_body" style:list-style-name="L5">
      <style:text-properties style:font-name="Times New Roman" fo:font-size="12pt" style:font-size-asian="12pt" style:font-size-complex="12pt"/>
    </style:style>
    <style:style style:name="P19" style:family="paragraph" style:parent-style-name="Text_20_body" style:list-style-name="L6">
      <style:text-properties style:font-name="Times New Roman" fo:font-size="12pt" style:font-size-asian="12pt" style:font-size-complex="12pt"/>
    </style:style>
    <style:style style:name="P20" style:family="paragraph" style:parent-style-name="Text_20_body" style:list-style-name="L7">
      <style:text-properties style:font-name="Times New Roman" fo:font-size="12pt" style:font-size-asian="12pt" style:font-size-complex="12pt"/>
    </style:style>
    <style:style style:name="P21" style:family="paragraph" style:parent-style-name="Text_20_body" style:list-style-name="L8">
      <style:text-properties style:font-name="Times New Roman" fo:font-size="12pt" style:font-size-asian="12pt" style:font-size-complex="12pt"/>
    </style:style>
    <style:style style:name="P22" style:family="paragraph" style:parent-style-name="Text_20_body" style:list-style-name="L9">
      <style:text-properties style:font-name="Times New Roman" fo:font-size="12pt" style:font-size-asian="12pt" style:font-size-complex="12pt"/>
    </style:style>
    <style:style style:name="P23" style:family="paragraph" style:parent-style-name="Text_20_body" style:list-style-name="L1">
      <style:paragraph-properties fo:margin-top="0cm" fo:margin-bottom="0cm"/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25" style:family="paragraph" style:parent-style-name="Text_20_body" style:list-style-name="L3">
      <style:paragraph-properties fo:margin-top="0cm" fo:margin-bottom="0cm"/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4">
      <style:paragraph-properties fo:margin-top="0cm" fo:margin-bottom="0cm"/>
      <style:text-properties style:font-name="Times New Roman" fo:font-size="12pt" style:font-size-asian="12pt" style:font-size-complex="12pt"/>
    </style:style>
    <style:style style:name="P27" style:family="paragraph" style:parent-style-name="Text_20_body" style:list-style-name="L5">
      <style:paragraph-properties fo:margin-top="0cm" fo:margin-bottom="0cm"/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L6">
      <style:paragraph-properties fo:margin-top="0cm" fo:margin-bottom="0cm"/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L7">
      <style:paragraph-properties fo:margin-top="0cm" fo:margin-bottom="0cm"/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L8">
      <style:paragraph-properties fo:margin-top="0cm" fo:margin-bottom="0cm"/>
      <style:text-properties style:font-name="Times New Roman" fo:font-size="12pt" style:font-size-asian="12pt" style:font-size-complex="12pt"/>
    </style:style>
    <style:style style:name="P31" style:family="paragraph" style:parent-style-name="Text_20_body" style:list-style-name="L9">
      <style:paragraph-properties fo:margin-top="0cm" fo:margin-bottom="0cm"/>
      <style:text-properties style:font-name="Times New Roman" fo:font-size="12pt" style:font-size-asian="12pt" style:font-size-complex="12pt"/>
    </style:style>
    <style:style style:name="P32" style:family="paragraph" style:parent-style-name="Text_20_body" style:list-style-name="L4">
      <style:paragraph-properties fo:margin-top="0cm" fo:margin-bottom="0cm"/>
    </style:style>
    <style:style style:name="T1" style:family="text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Incident Response to Unauthorized Root SSH Access</text:h>
      <text:h text:style-name="P4" text:outline-level="3">Immediate Response Actions</text:h>
      <text:p text:style-name="Text_20_body"><text:span text:style-name="Strong_20_Emphasis"><text:span text:style-name="T4">Containment</text:span></text:span></text:p>
      <text:list xml:id="list5014063072029076534" text:style-name="L1">
        <text:list-item>
          <text:p text:style-name="P23">Immediately disable the compromised root account or change its password to a complex, randomly generated one </text:p>
        </text:list-item>
        <text:list-item>
          <text:p text:style-name="P23">Block the source IP address 192.168.0.134 at the firewall level </text:p>
        </text:list-item>
        <text:list-item>
          <text:p text:style-name="P23">Isolate the affected machine from the network to prevent lateral movement </text:p>
        </text:list-item>
        <text:list-item>
          <text:p text:style-name="P23">Preserve system logs and create forensic images before making changes </text:p>
        </text:list-item>
        <text:list-item>
          <text:p text:style-name="P14">Activate the incident response team and establish communication channels </text:p>
        </text:list-item>
      </text:list>
      <text:p text:style-name="Text_20_body"><text:span text:style-name="Strong_20_Emphasis"><text:span text:style-name="T4">Assessment and Investigation</text:span></text:span></text:p>
      <text:list xml:id="list1580353735465594997" text:style-name="L2">
        <text:list-item>
          <text:p text:style-name="P24">Review SSH logs (/var/log/journal) to identify all login attempts from the attacker's IP </text:p>
        </text:list-item>
        <text:list-item>
          <text:p text:style-name="P24">Analyze system logs for any commands executed during the unauthorized session </text:p>
        </text:list-item>
        <text:list-item>
          <text:p text:style-name="P24">Check for signs of privilege escalation, data exfiltration, or malware installation </text:p>
        </text:list-item>
        <text:list-item>
          <text:p text:style-name="P24">Examine network logs to identify any suspicious outbound connections </text:p>
        </text:list-item>
        <text:list-item>
          <text:p text:style-name="P24">Verify the integrity of critical system files and configurations </text:p>
        </text:list-item>
        <text:list-item>
          <text:p text:style-name="P15">Determine the scope of compromise and whether other systems were accessed </text:p>
        </text:list-item>
      </text:list>
      <text:p text:style-name="Text_20_body"><text:span text:style-name="Strong_20_Emphasis"><text:span text:style-name="T4">Eradication and Recovery</text:span></text:span></text:p>
      <text:list xml:id="list1626688258138962861" text:style-name="L3">
        <text:list-item>
          <text:p text:style-name="P25">If malware is found, clean or rebuild the affected system </text:p>
        </text:list-item>
        <text:list-item>
          <text:p text:style-name="P25">Apply all pending security patches and updates </text:p>
        </text:list-item>
        <text:list-item>
          <text:p text:style-name="P25">Restore from clean backups if system integrity is compromised </text:p>
        </text:list-item>
        <text:list-item>
          <text:p text:style-name="P25">Implement enhanced monitoring on the recovered system </text:p>
        </text:list-item>
        <text:list-item>
          <text:p text:style-name="P16">Conduct vulnerability scans to ensure no backdoors remain </text:p>
        </text:list-item>
      </text:list>
      <text:h text:style-name="P4" text:outline-level="3">Long-term Prevention Measures</text:h>
      <text:p text:style-name="Text_20_body"><text:span text:style-name="Strong_20_Emphasis"><text:span text:style-name="T4">SSH Security Hardening</text:span></text:span></text:p>
      <text:list xml:id="list3651689088553183594" text:style-name="L4">
        <text:list-item>
          <text:p text:style-name="P32"><text:span text:style-name="T4">Disable direct root SSH login by setting </text:span><text:span text:style-name="Source_20_Text"><text:span text:style-name="T4">PermitRootLogin no</text:span></text:span><text:span text:style-name="T4"> in /etc/ssh/sshd_config </text:span></text:p>
        </text:list-item>
        <text:list-item>
          <text:p text:style-name="P32"><text:span text:style-name="T4">Implement SSH key-based authentication and disable password authentication (</text:span><text:span text:style-name="Source_20_Text"><text:span text:style-name="T4">PasswordAuthentication no</text:span></text:span><text:span text:style-name="T4">) </text:span></text:p>
        </text:list-item>
        <text:list-item>
          <text:p text:style-name="P26">Change the default SSH port from 22 to a non-standard port </text:p>
        </text:list-item>
        <text:list-item>
          <text:p text:style-name="P26">Configure SSH to use only strong encryption algorithms and disable weak ciphers </text:p>
        </text:list-item>
        <text:list-item>
          <text:p text:style-name="P17">Enable SSH connection rate limiting to prevent brute force attacks </text:p>
        </text:list-item>
      </text:list>
      <text:p text:style-name="Text_20_body"><text:span text:style-name="Strong_20_Emphasis"><text:span text:style-name="T4">Access Control and Authentication</text:span></text:span></text:p>
      <text:list xml:id="list6777323661095460821" text:style-name="L5">
        <text:list-item>
          <text:p text:style-name="P27">Enforce strong password policies requiring minimum 12 characters with complexity requirements </text:p>
        </text:list-item>
        <text:list-item>
          <text:p text:style-name="P27">Implement multi-factor authentication (MFA) for all administrative access </text:p>
        </text:list-item>
        <text:list-item>
          <text:p text:style-name="P27">Use sudo for administrative tasks instead of direct root access </text:p>
        </text:list-item>
        <text:list-item>
          <text:p text:style-name="P27">Create separate administrative accounts with limited privileges </text:p>
        </text:list-item>
        <text:list-item>
          <text:p text:style-name="P18">Implement account lockout policies after failed login attempts </text:p>
        </text:list-item>
      </text:list>
      <text:p text:style-name="Text_20_body"><text:span text:style-name="Strong_20_Emphasis"><text:span text:style-name="T4"><text:line-break/><text:line-break/><text:line-break/><text:line-break/><text:line-break/></text:span></text:span><text:soft-page-break/><text:span text:style-name="Strong_20_Emphasis"><text:span text:style-name="T4"><text:line-break/>Network Security Controls</text:span></text:span></text:p>
      <text:list xml:id="list6993465137722095313" text:style-name="L6">
        <text:list-item>
          <text:p text:style-name="P28">Deploy fail2ban or similar intrusion prevention systems to automatically block suspicious IP addresses </text:p>
        </text:list-item>
        <text:list-item>
          <text:p text:style-name="P28">Implement network segmentation to limit access to critical systems </text:p>
        </text:list-item>
        <text:list-item>
          <text:p text:style-name="P28">Use VPN access for remote administration instead of direct SSH exposure </text:p>
        </text:list-item>
        <text:list-item>
          <text:p text:style-name="P28">Configure firewall rules to restrict SSH access to specific IP ranges or subnets </text:p>
        </text:list-item>
        <text:list-item>
          <text:p text:style-name="P19">Deploy network monitoring tools to detect unusual login patterns </text:p>
        </text:list-item>
      </text:list>
      <text:p text:style-name="Text_20_body"><text:span text:style-name="Strong_20_Emphasis"><text:span text:style-name="T4">Monitoring and Detection</text:span></text:span></text:p>
      <text:list xml:id="list8895866942704112002" text:style-name="L7">
        <text:list-item>
          <text:p text:style-name="P29">Implement centralized log management with real-time alerting for suspicious activities </text:p>
        </text:list-item>
        <text:list-item>
          <text:p text:style-name="P29">Set up alerts for root login attempts, especially from external IP addresses </text:p>
        </text:list-item>
        <text:list-item>
          <text:p text:style-name="P29">Deploy Security Information and Event Management (SIEM) tools </text:p>
        </text:list-item>
        <text:list-item>
          <text:p text:style-name="P29">Configure monitoring for unusual process execution or network connections </text:p>
        </text:list-item>
        <text:list-item>
          <text:p text:style-name="P20">Implement file integrity monitoring on critical system files </text:p>
        </text:list-item>
      </text:list>
      <text:p text:style-name="Text_20_body"><text:span text:style-name="Strong_20_Emphasis"><text:span text:style-name="T4">Organizational Controls</text:span></text:span></text:p>
      <text:list xml:id="list2352501651137955255" text:style-name="L8">
        <text:list-item>
          <text:p text:style-name="P30">Conduct regular security awareness training for IT staff </text:p>
        </text:list-item>
        <text:list-item>
          <text:p text:style-name="P30">Perform periodic penetration testing and vulnerability assessments </text:p>
        </text:list-item>
        <text:list-item>
          <text:p text:style-name="P30">Establish and regularly test incident response procedures </text:p>
        </text:list-item>
        <text:list-item>
          <text:p text:style-name="P30">Implement change management processes for system configurations </text:p>
        </text:list-item>
        <text:list-item>
          <text:p text:style-name="P21">Create and maintain an asset inventory with security baselines </text:p>
        </text:list-item>
      </text:list>
      <text:p text:style-name="Text_20_body"><text:span text:style-name="Strong_20_Emphasis"><text:span text:style-name="T4">Ongoing Security Practices</text:span></text:span></text:p>
      <text:list xml:id="list1686114997999456439" text:style-name="L9">
        <text:list-item>
          <text:p text:style-name="P31">Regular security audits of SSH configurations and user accounts </text:p>
        </text:list-item>
        <text:list-item>
          <text:p text:style-name="P31">Automated vulnerability scanning and patch management </text:p>
        </text:list-item>
        <text:list-item>
          <text:p text:style-name="P31">Regular review and rotation of administrative credentials </text:p>
        </text:list-item>
        <text:list-item>
          <text:p text:style-name="P31">Backup verification and recovery testing </text:p>
        </text:list-item>
        <text:list-item>
          <text:p text:style-name="P22">Documentation of all security controls and procedures </text:p>
        </text:list-item>
      </text:list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<text:soft-page-break/><text:line-break/>Additionally:<text:line-break/><text:line-break/>Use of Cybersecurity Tools and Technologies:</text:p>
      <text:p text:style-name="P5"/>
      <text:p text:style-name="P7"><text:span text:style-name="T1">IDS</text:span><text:span text:style-name="T2">:</text:span></text:p>
      <text:p text:style-name="P8">Intrusion Detection System</text:p>
      <text:p text:style-name="P9">Detects malicious activity</text:p>
      <text:p text:style-name="P9">Monitors: Network traffic</text:p>
      <text:p text:style-name="P9"/>
      <text:p text:style-name="P7"><text:span text:style-name="T1">IPS</text:span><text:span text:style-name="T2">:</text:span></text:p>
      <text:p text:style-name="P8">Intrusion Prevention System</text:p>
      <text:p text:style-name="P9">Detects and blocks threats</text:p>
      <text:p text:style-name="P9">Monitors: Network traffic</text:p>
      <text:p text:style-name="P9"/>
      <text:p text:style-name="P7"><text:span text:style-name="T1">NDR</text:span><text:span text:style-name="T2">:</text:span></text:p>
      <text:p text:style-name="P8">Network Detection and Response</text:p>
      <text:p text:style-name="P9">Uses AI/behavioral analytics to detect threats across network</text:p>
      <text:p text:style-name="P9">Monitors: Network</text:p>
      <text:p text:style-name="P9"/>
      <text:p text:style-name="P7"><text:span text:style-name="T1">EDR</text:span><text:span text:style-name="T2">:</text:span></text:p>
      <text:p text:style-name="P8">Endpoint Detection and Response</text:p>
      <text:p text:style-name="P9">Detects and responds to threats on individual devices (endpoints)</text:p>
      <text:p text:style-name="P9">Monitors: Laptops, servers, etc.</text:p>
      <text:p text:style-name="P9"/>
      <text:p text:style-name="P7"><text:span text:style-name="T1">SIEM</text:span><text:span text:style-name="T2">:</text:span></text:p>
      <text:p text:style-name="P8">Security Information and Event Management</text:p>
      <text:p text:style-name="P9">Aggregates and analyzes security logs and events for detection, alerts, and compliance</text:p>
      <text:p text:style-name="P9">Monitors: Logs from multiple sources</text:p>
      <text:p text:style-name="P9"/>
      <text:p text:style-name="P7"><text:span text:style-name="T1">DLP</text:span><text:span text:style-name="T2">:</text:span></text:p>
      <text:p text:style-name="P8">Data Loss Prevention</text:p>
      <text:p text:style-name="P9">Prevents unauthorized sharing or leakage of sensitive data</text:p>
      <text:p text:style-name="P6">Monitors: Files, emails, USB, cloud</text:p>
      <text:p text:style-name="P6"/>
      <text:p text:style-name="P7"><text:span text:style-name="T1">Backup Planning and Retention Policies:</text:span><text:span text:style-name="T2"><text:line-break/><text:line-break/></text:span><text:span text:style-name="T3">Data backups and recovery</text:span><text:span text:style-name="T2"> help minimize consequences and accelerate business </text:span><text:span text:style-name="T3">continuity</text:span><text:span text:style-name="T2"> effectively.</text:span></text:p>
      <text:p text:style-name="P7"><text:span text:style-name="T2"><text:line-break/>We must implement </text:span><text:span text:style-name="T3">appropriate protection measures</text:span><text:span text:style-name="T2"> such as strong access controls and authentication, encryption of sensitive data, network segmentation, and the implementation of intrusion detection and prevention solutions.</text:span></text:p>
      <text:p text:style-name="P9"/>
      <text:p text:style-name="P7"><text:span text:style-name="T2">It is essential to establish a solid data backup strategy. This involves making regular backups of critical data and storing them in </text:span><text:span text:style-name="T3">secure locations</text:span><text:span text:style-name="T2"> separate from the main systems. Today, using the </text:span><text:span text:style-name="T3">cloud</text:span><text:span text:style-name="T2"> to protect information backups is very popular.</text:span></text:p>
      <text:p text:style-name="P9"/>
      <text:p text:style-name="P7"><text:span text:style-name="T2">Backups should be tested regularly to ensure their </text:span><text:span text:style-name="T3">integrity</text:span><text:span text:style-name="T2"> and </text:span><text:span text:style-name="T3">availability</text:span><text:span text:style-name="T2"> when needed.</text:span></text:p>
      <text:p text:style-name="P6"/>
      <text:p text:style-name="P6"/>
      <text:p text:style-name="P6"/>
      <text:p text:style-name="P13"><text:soft-page-break/></text:p>
      <text:p text:style-name="P12">Implement Access Control Policy:</text:p>
      <text:p text:style-name="P12"/>
      <text:p text:style-name="P11"><text:span text:style-name="T5">Purpose</text:span>: Define how users access systems and data.</text:p>
      <text:p text:style-name="P11"/>
      <text:p text:style-name="P11"><text:span text:style-name="T5">Includes</text:span>:</text:p>
      <text:p text:style-name="P11"/>
      <text:p text:style-name="P11"><text:tab/>Role-based access controls (RBAC)</text:p>
      <text:p text:style-name="P11"/>
      <text:p text:style-name="P11"><text:tab/>Least privilege principle</text:p>
      <text:p text:style-name="P11"/>
      <text:p text:style-name="P11"><text:tab/>Password policies (length, complexity, expiration)</text:p>
      <text:p text:style-name="P11"/>
      <text:p text:style-name="P11"><text:tab/>Access approval workflows</text:p>
      <text:p text:style-name="P11"/>
      <text:p text:style-name="P10"><text:tab/>Logging and monitoring of access<text:line-break/><text:line-break/>This multi-layered approach addresses both the immediate threat and underlying vulnerabilities, significantly reducing the likelihood of similar attacks succeeding in the fu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43S</meta:editing-duration>
    <meta:editing-cycles>20</meta:editing-cycles>
    <meta:generator>OpenOffice/4.1.5$Win32 OpenOffice.org_project/415m1$Build-9789</meta:generator>
    <dc:date>2025-07-01T11:35:14.69</dc:date>
    <meta:document-statistic meta:table-count="0" meta:image-count="0" meta:object-count="0" meta:page-count="4" meta:paragraph-count="95" meta:word-count="771" meta:character-count="5482"/>
    <meta:user-defined meta:name="Info 1"/>
    <meta:user-defined meta:name="Info 2"/>
    <meta:user-defined meta:name="Info 3"/>
    <meta:user-defined meta:name="Info 4"/>
  </office:meta>
</office:document-meta>
</file>